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7E1000009EDDED48A1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4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1" style:family="paragraph" style:parent-style-name="Footnote">
      <style:paragraph-properties style:vertical-align="bottom"/>
    </style:style>
    <style:style style:name="P12" style:family="paragraph" style:parent-style-name="Footer">
      <style:paragraph-properties style:vertical-align="bottom"/>
    </style:style>
    <style:style style:name="P13" style:family="paragraph" style:parent-style-name="Text_20_body">
      <style:paragraph-properties loext:contextual-spacing="false" fo:margin-top="0.199cm" fo:margin-bottom="0cm" fo:line-height="100%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loext:contextual-spacing="false"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cm"/>
        </style:tab-stops>
      </style:paragraph-properties>
      <style:text-properties style:font-name="Arial"/>
    </style:style>
    <style:style style:name="P16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2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45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normal" fo:background-color="transparent" style:font-name-asian="Times New Roman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color="#000000" style:font-name="Arial" fo:language="zxx" fo:country="none" style:language-asian="zxx" style:country-asian="none" style:font-size-complex="8pt"/>
    </style:style>
    <style:style style:name="T7" style:family="text">
      <style:text-properties style:use-window-font-color="true" style:font-name="Arial" fo:font-size="11pt" style:font-size-asian="11pt" style:font-name-complex="Arial" style:font-size-complex="11pt"/>
    </style:style>
    <style:style style:name="T8" style:family="text">
      <style:text-properties fo:text-transform="capitaliz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3">Clotilde Cottineau</text:p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4">Cheffe de Service Adjointe de l’Insertion</text:p>
              <text:p text:style-name="P14">et de la Solidarité </text:p>
            </table:table-cell>
            <table:table-cell table:style-name="Tableau1.B1" office:value-type="string">
              <text:p text:style-name="P18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3">Réf.:<text:span text:style-name="T6">orientation/mutation/DPAS/SIS/BADA/ </text:span></text:p>
              <text:p text:style-name="P3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3"><text:text-input text:description="">Tél. : </text:text-input> <text:user-field-get text:name="user_numtel">user_numtel</text:user-field-get></text:p>
              <text:p text:style-name="P4"/>
              <text:p text:style-name="P4"/>
              <text:p text:style-name="P4"/>
              <text:p text:style-name="P4"/>
              <text:p text:style-name="P2">Bobigny le <text:date style:data-style-name="N36" text:date-value="2016-02-02T17:40:46.55">02/02/2016</text:date></text:p>
            </table:table-cell>
            <table:table-cell table:style-name="Tableau1.B3" office:value-type="string">
              <text:p text:style-name="P6"><text:user-field-get text:name="adresse_numvoie"/> <text:span text:style-name="T8"><text:user-field-get text:name="adresse_libtypevoie"/></text:span><text:span text:style-name="T8"> </text:span><text:span text:style-name="T8"><text:user-field-get text:name="adresse_nomvoie"/></text:span></text:p>
              <text:p text:style-name="P6"><text:hidden-paragraph text:condition="ooow:adresse_compladr==&quot;&quot;" text:is-hidden="true"/><text:user-field-get text:name="adresse_compladr"/></text:p>
              <text:p text:style-name="P6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</table:table>
        <text:p text:style-name="P5"/>
        <text:p text:style-name="P5"/>
        <text:p text:style-name="P5"><text:user-field-get text:name="personne_qual"/>,</text:p>
        <text:p text:style-name="P5"/>
        <text:p text:style-name="P5">Vous êtes bénéficiaire du Revenu de Solidarité Active (RSA).</text:p>
        <text:p text:style-name="P8"><text:span text:style-name="T7">A ce titre et compte tenu de votre situation, vous bénéficiez obligatoirement d’un accompagnement confié à un référent de Pôle emploi</text:span><text:span text:style-name="Footnote_20_Symbol"><text:span text:style-name="T7">A</text:span></text:span><text:span text:style-name="T7">, pour définir et mettre en œuvre votre projet d’insertion.</text:span></text:p>
        <text:p text:style-name="P5">Vous avez reçu précédemment un courrier vous en informant. </text:p>
        <text:p text:style-name="P5"/>
        <text:p text:style-name="P5">Suite à votre déménagement, vous restez soumis à l’obligation d’accompagnement sur votre nouvelle ville de résidence.</text:p>
        <text:p text:style-name="P5"/>
        <text:list xml:id="list37567793" text:style-name="WW8Num2">
          <text:list-item>
            <text:p text:style-name="P19"><text:span text:style-name="T7">Si vous êtes déjà inscrit(e) à Pôle emploi, appelez le 39 49</text:span><text:span text:style-name="Footnote_20_Symbol"><text:span text:style-name="T7">B</text:span></text:span><text:span text:style-name="T7"> afin de convenir d’un rendez-vous avec votre conseiller référent.</text:span></text:p>
          </text:list-item>
          <text:list-item>
            <text:p text:style-name="P19"><text:span text:style-name="T7">Si vous n’êtes pas inscrit(e) à Pôle emploi, inscrivez-vous sur le site </text:span><text:a xlink:type="simple" xlink:href="http://www.poleemploi.fr/" text:style-name="Internet_20_link"><text:span text:style-name="Internet_20_link"><text:span text:style-name="T7">www.pole-emploi.fr</text:span></text:span></text:a><text:span text:style-name="T7"> ou en appelant le 39 49</text:span></text:p>
          </text:list-item>
        </text:list>
        <text:p text:style-name="P5"/>
        <text:p text:style-name="P5">Vous disposez d’un délai d’un mois à compter de ce jour pour souscrire avec votre référent un projet personnalisé d’accès à l’emploi (PPAE).</text:p>
        <text:p text:style-name="P5">La loi prévoit que le non respect de cette obligation peut donner lieu à une suspension du versement de votre allocation.</text:p>
        <text:p text:style-name="P9"/>
        <text:p text:style-name="P5">Dans le cas où le service référent désigné dans le présent courrier ne conviendrait pas à votre situation, vous devrez l’indiquer lors de votre premier entretien.</text:p>
        <text:p text:style-name="P5"/>
        <text:p text:style-name="P5">Je vous prie de croire, <text:user-field-get text:name="personne_qual"/>, à l'assurance de mes salutations distinguées.</text:p>
        <text:p text:style-name="P5"/>
        <text:p text:style-name="P5"/>
        <text:p text:style-name="P17">Pour le Président du Conseil départemental</text:p>
        <text:p text:style-name="P17">et par délégation</text:p>
        <text:p text:style-name="P16"><draw:frame draw:style-name="fr1" draw:name="images3" text:anchor-type="paragraph" svg:x="7.313cm" svg:y="0.056cm" svg:width="5.895cm" svg:height="1.466cm" draw:z-index="0"><draw:image xlink:href="Pictures/20000007000017E1000009EDDED48A1E.svm" xlink:type="simple" xlink:show="embed" xlink:actuate="onLoad"/></draw:frame>Clotilde Cottineau</text:p>
        <text:p text:style-name="P15"/>
      </text:section>
      <text:p text:style-name="P12"><text:span text:style-name="Footnote_20_Symbol"><text:span text:style-name="T2">A</text:span></text:span><text:span text:style-name="T1"> </text:span><text:span text:style-name="T3">Article L. 262-29 du Code de l’action sociale et des familles</text:span></text:p>
      <text:p text:style-name="P11"><text:soft-page-break/><text:span text:style-name="Footnote_20_Symbol"><text:span text:style-name="T4">B</text:span></text:span><text:span text:style-name="T4"> </text:span><text:span text:style-name="T3">Selon le service, gratuit ou 0,11 € TTC maximum l'appel, hors éventuel surcoût de l'opérateur, voir conditions sur </text:span><text:a xlink:type="simple" xlink:href="http://www.pole-emploi.fr/" text:style-name="Internet_20_link"><text:span text:style-name="Internet_20_link"><text:span text:style-name="T3">www.pole-emploi.f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><text:span text:style-name="Internet_20_link"><text:span text:style-name="MT3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6-02-02T17:40:46.46</dc:date>
    <dc:creator>linda baitech</dc:creator>
    <meta:editing-duration>PT05H40M46S</meta:editing-duration>
    <meta:editing-cycles>93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1" meta:object-count="0" meta:page-count="2" meta:paragraph-count="28" meta:word-count="289" meta:character-count="1858"/>
  </office:meta>
</office:document-meta>
</file>